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or 2<text:span text:style-name="T1">nd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jor 2<text:span text:style-name="T1">nd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or 3<text:span text:style-name="T1">rd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jor 3<text:span text:style-name="T1">rd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erfect 4<text:span text:style-name="T1">th</text:span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nor 5<text:span text:style-name="T1">th</text:span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erfect 5<text:span text:style-name="T1">th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nor 6<text:span text:style-name="T1">th</text:span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jor 6<text:span text:style-name="T1">th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nor 7<text:span text:style-name="T1">th</text:span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ajor 7<text:span text:style-name="T1">th</text:span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tav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inor 9<text:span text:style-name="T1">th</text:span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ajor 9<text:span text:style-name="T1">th</text:span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inor 10<text:span text:style-name="T1">th</text:span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cim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#1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1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Klinkenberg</meta:initial-creator>
    <meta:creation-date>2014-07-28T16:32:36.741329494</meta:creation-date>
    <dc:date>2014-07-28T23:25:12.588353636</dc:date>
    <dc:creator>Paul Klinkenberg</dc:creator>
    <meta:editing-duration>PT6H37M25S</meta:editing-duration>
    <meta:editing-cycles>1</meta:editing-cycles>
    <meta:document-statistic meta:table-count="1" meta:cell-count="45" meta:object-count="0"/>
    <meta:generator>LibreOffice/4.2.4.2$Linux_X86_64 LibreOffice_project/420m0$Build-2</meta:generator>
  </office:meta>
</office:document-meta>
</file>